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80000000480430457A6926C3741.jpg" manifest:media-type="image/jpeg"/>
  <manifest:file-entry manifest:full-path="Pictures/100000010000008C0000000854641C62FFEA26DB.png" manifest:media-type="image/png"/>
  <manifest:file-entry manifest:full-path="Pictures/1000000100000081000000A1ACEEDE171A974393.png" manifest:media-type="image/png"/>
  <manifest:file-entry manifest:full-path="Pictures/10000001000004760000025B2B654B9B25FD16BE.png" manifest:media-type="image/png"/>
  <manifest:file-entry manifest:full-path="Pictures/10000001000001A50000007FFA6C39C805AEB179.png" manifest:media-type="image/png"/>
  <manifest:file-entry manifest:full-path="Pictures/100000010000008D000000A09D63083CED20BC05.png" manifest:media-type="image/png"/>
  <manifest:file-entry manifest:full-path="Pictures/10000000000002580000010CD3C6FC55CBA9CCEE.jpg" manifest:media-type="image/jpeg"/>
  <manifest:file-entry manifest:full-path="Pictures/10000001000000E100000079963DC022E831E668.png" manifest:media-type="image/png"/>
  <manifest:file-entry manifest:full-path="Pictures/100000010000027100000112F8353E2D26FF6C4B.png" manifest:media-type="image/png"/>
  <manifest:file-entry manifest:full-path="Pictures/100000010000026B0000017607A29255184C5F2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usbongPhYouTubeCover_25_20-_25_20Copy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25cm" fo:min-width="11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_20__28_Rounded_29_" svg:stroke-width="0.152cm" svg:stroke-color="#ffd428" draw:marker-start-width="0.432cm" draw:marker-end-width="0.432cm" svg:stroke-linecap="round" draw:fill="solid" draw:fill-color="#ffd428" draw:textarea-horizontal-align="justify" draw:textarea-vertical-align="middle" draw:auto-grow-height="false" fo:min-height="1.258cm" fo:min-width="15.748cm" fo:padding-top="0.201cm" fo:padding-bottom="0.201cm" fo:padding-left="0.326cm" fo:padding-right="0.326cm" draw:shadow-offset-x="0.203cm" draw:shadow-offset-y="0.203cm"/>
    </style:style>
    <style:style style:name="gr4" style:family="graphic" style:parent-style-name="standard">
      <style:graphic-properties draw:stroke="none" draw:stroke-dash="Dash_20__28_Rounded_29_" svg:stroke-width="0.152cm" svg:stroke-color="#ffd428" draw:marker-start-width="0.432cm" draw:marker-end-width="0.432cm" svg:stroke-linecap="round" draw:fill="solid" draw:fill-color="#0975ff" draw:textarea-horizontal-align="justify" draw:textarea-vertical-align="middle" draw:auto-grow-height="false" fo:min-height="1.258cm" fo:min-width="7.748cm" fo:padding-top="0.201cm" fo:padding-bottom="0.201cm" fo:padding-left="0.326cm" fo:padding-right="0.326cm" draw:shadow-offset-x="0.203cm" draw:shadow-offset-y="0.203cm"/>
    </style:style>
    <style:style style:name="gr5" style:family="graphic" style:parent-style-name="standard">
      <style:graphic-properties svg:stroke-color="#ffffff" fo:min-height="10.245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d428"/>
      <style:paragraph-properties fo:text-align="center"/>
    </style:style>
    <style:style style:name="P4" style:family="paragraph">
      <loext:graphic-properties draw:fill="solid" draw:fill-color="#0975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000000" loext:opacity="100%" fo:font-size="48pt" fo:font-weight="bold" style:font-weight-asian="bold" style:font-weight-complex="bold"/>
    </style:style>
    <style:style style:name="T2" style:family="text">
      <style:text-properties fo:color="#000000" loext:opacity="100%" fo:font-size="48pt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2cm" svg:height="2.5cm" svg:x="15.5cm" svg:y="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925cm" svg:height="1.787cm" svg:x="16cm" svg:y="13.5cm">
          <draw:image xlink:href="Pictures/10000001000001A50000007FFA6C39C805AEB179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2.233cm" svg:x="22.2cm" svg:y="13.106cm">
          <draw:image xlink:href="Pictures/10000000000002580000010CD3C6FC55CBA9CCEE.jpg" xlink:type="simple" xlink:show="embed" xlink:actuate="onLoad" draw:mime-type="image/jpeg">
            <text:p/>
          </draw:image>
        </draw:frame>
        <draw:frame draw:style-name="gr2" draw:text-style-name="P2" draw:layer="layout" svg:width="11.023cm" svg:height="4.832cm" svg:x="0.377cm" svg:y="-0.7cm">
          <draw:image xlink:href="Pictures/100000010000027100000112F8353E2D26FF6C4B.png" xlink:type="simple" xlink:show="embed" xlink:actuate="onLoad" draw:mime-type="image/png">
            <text:p/>
          </draw:image>
        </draw:frame>
        <draw:frame draw:style-name="gr2" draw:text-style-name="P2" draw:layer="layout" svg:width="2.274cm" svg:height="2.839cm" svg:x="1.5cm" svg:y="6.961cm">
          <draw:image xlink:href="Pictures/1000000100000081000000A1ACEEDE171A974393.png" xlink:type="simple" xlink:show="embed" xlink:actuate="onLoad" draw:mime-type="image/png">
            <text:p/>
          </draw:image>
        </draw:frame>
        <draw:frame draw:style-name="gr2" draw:text-style-name="P2" draw:layer="layout" svg:width="2.468cm" svg:height="0.14cm" svg:x="16.866cm" svg:y="7.094cm">
          <draw:image xlink:href="Pictures/100000010000008C0000000854641C62FFEA26DB.png" xlink:type="simple" xlink:show="embed" xlink:actuate="onLoad" draw:mime-type="image/png">
            <text:p/>
          </draw:image>
        </draw:frame>
        <draw:frame draw:style-name="gr2" draw:text-style-name="P2" draw:layer="layout" svg:width="2.486cm" svg:height="2.821cm" svg:x="0.514cm" svg:y="8.8cm">
          <draw:image xlink:href="Pictures/100000010000008D000000A09D63083CED20BC05.png" xlink:type="simple" xlink:show="embed" xlink:actuate="onLoad" draw:mime-type="image/png">
            <text:p/>
          </draw:image>
        </draw:frame>
        <draw:frame draw:style-name="gr2" draw:text-style-name="P2" draw:layer="layout" svg:width="3.968cm" svg:height="2.133cm" svg:x="-0.468cm" svg:y="10.567cm">
          <draw:image xlink:href="Pictures/10000001000000E100000079963DC022E831E668.png" xlink:type="simple" xlink:show="embed" xlink:actuate="onLoad" draw:mime-type="image/png">
            <text:p/>
          </draw:image>
        </draw:frame>
        <draw:frame draw:style-name="gr2" draw:text-style-name="P2" draw:layer="layout" svg:width="3.968cm" svg:height="2.133cm" svg:x="0.7cm" svg:y="10.667cm">
          <draw:image xlink:href="Pictures/10000001000000E100000079963DC022E831E668.png" xlink:type="simple" xlink:show="embed" xlink:actuate="onLoad" draw:mime-type="image/png">
            <text:p/>
          </draw:image>
        </draw:frame>
        <draw:frame draw:style-name="gr2" draw:text-style-name="P2" draw:layer="layout" svg:width="2.274cm" svg:height="2.839cm" svg:x="25.426cm" svg:y="6.861cm">
          <draw:image xlink:href="Pictures/1000000100000081000000A1ACEEDE171A974393.png" xlink:type="simple" xlink:show="embed" xlink:actuate="onLoad" draw:mime-type="image/png">
            <text:p/>
          </draw:image>
        </draw:frame>
        <draw:frame draw:style-name="gr2" draw:text-style-name="P2" draw:layer="layout" svg:width="2.274cm" svg:height="2.839cm" svg:x="23.926cm" svg:y="6.861cm">
          <draw:image xlink:href="Pictures/1000000100000081000000A1ACEEDE171A974393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2.233cm" svg:x="12.3cm" svg:y="3.067cm">
          <draw:image xlink:href="Pictures/10000000000002580000010CD3C6FC55CBA9CCEE.jpg" xlink:type="simple" xlink:show="embed" xlink:actuate="onLoad" draw:mime-type="image/jpeg">
            <text:p/>
          </draw:image>
        </draw:frame>
        <draw:custom-shape draw:style-name="gr3" draw:text-style-name="P3" draw:layer="layout" svg:width="16.4cm" svg:height="1.66cm" svg:x="7.4cm" svg:y="5.4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" draw:text-style-name="P4" draw:layer="layout" svg:width="8.4cm" svg:height="1.66cm" svg:x="3.4cm" svg:y="11.24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5" draw:layer="layout" svg:width="22.5cm" svg:height="10.495cm" svg:x="3.3cm" svg:y="3.309cm">
          <draw:text-box>
            <text:p><text:span text:style-name="T1">PASS THE <text:s text:c="12"/>EXAM, </text:span></text:p>
            <text:p><text:span text:style-name="T1">GET HIGH-VALUE WORK!</text:span></text:p>
            <text:p><text:span text:style-name="T1"/></text:p>
            <text:p><text:span text:style-name="T1">JOIN THE TRAINING!</text:span></text:p>
            <text:p><text:span text:style-name="T2">SUPPORT@USBONG.PH</text:span></text:p>
          </draw:text-box>
        </draw:frame>
        <draw:frame draw:style-name="gr6" draw:text-style-name="P5" draw:layer="layout" svg:width="5.486cm" svg:height="2.896cm" svg:x="19.5cm" svg:y="0.064cm">
          <draw:image xlink:href="Pictures/10000001000004760000025B2B654B9B25FD16BE.png" xlink:type="simple" xlink:show="embed" xlink:actuate="onLoad" draw:mime-type="image/png">
            <text:p/>
          </draw:image>
        </draw:frame>
        <draw:frame draw:style-name="gr6" draw:text-style-name="P5" draw:layer="layout" svg:width="2.837cm" svg:height="1.714cm" svg:x="24cm" svg:y="0.786cm">
          <draw:image xlink:href="Pictures/100000010000026B0000017607A29255184C5F2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usbongPhYouTubeCover_25_20-_25_20Copy" draw:display-name="usbongPhYouTubeCover%20-%20Copy" xlink:href="Pictures/100000000000080000000480430457A6926C3741.jpg" xlink:type="simple" xlink:show="embed" xlink:actuate="onLoad"/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none" draw:fill-color="#ffd428" draw:opacity="100%" draw:textarea-horizontal-align="justify" draw:auto-grow-height="true" draw:auto-grow-width="false" fo:min-height="10.245cm" fo:padding-top="0.125cm" fo:padding-bottom="0.125cm" fo:padding-left="0.25cm" fo:padding-right="0.25cm" fo:wrap-option="wrap" draw:shadow="hidden" draw:shadow-offset-x="0.2cm" draw:shadow-offset-y="0.2cm" draw:shadow-color="#808080" draw:shadow-opacity="100%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8pt" fo:letter-spacing="normal" fo:language="en" fo:country="PH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bold" style:font-name-complex="Arial" style:font-family-complex="Arial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000000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 Them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4T08:40:46.126000000</meta:creation-date>
    <dc:date>2024-02-05T15:19:03.649000000</dc:date>
    <meta:editing-duration>PT1H32M35S</meta:editing-duration>
    <meta:editing-cycles>74</meta:editing-cycles>
    <meta:generator>LibreOffice/7.5.2.2$Windows_X86_64 LibreOffice_project/53bb9681a964705cf672590721dbc85eb4d0c3a2</meta:generator>
    <meta:document-statistic meta:object-count="40"/>
  </office:meta>
</office:document-meta>
</file>